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2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Garamond1" svg:font-family="Garamond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LO-normal">
      <style:text-properties style:font-name="Garamond" style:font-name-asian="Garamond1" style:font-name-complex="Garamond1"/>
    </style:style>
    <style:style style:name="P2" style:family="paragraph" style:parent-style-name="LO-normal">
      <style:paragraph-properties fo:margin-left="0in" fo:margin-right="0in" fo:text-indent="0in" style:auto-text-indent="false"/>
    </style:style>
    <style:style style:name="P3" style:family="paragraph" style:parent-style-name="LO-normal">
      <style:paragraph-properties fo:padding="0in" fo:border-left="none" fo:border-right="none" fo:border-top="1.5pt solid #000000" fo:border-bottom="none"/>
    </style:style>
    <style:style style:name="P4" style:family="paragraph" style:parent-style-name="LO-normal">
      <style:paragraph-properties fo:padding="0in" fo:border-left="none" fo:border-right="none" fo:border-top="1.5pt solid #000000" fo:border-bottom="none"/>
      <style:text-properties style:font-name="Garamond" style:font-name-asian="Garamond1" style:font-name-complex="Garamond1"/>
    </style:style>
    <style:style style:name="P5" style:family="paragraph" style:parent-style-name="LO-normal">
      <style:paragraph-properties fo:text-align="center" style:justify-single-word="false" fo:padding="0in" fo:border-left="none" fo:border-right="none" fo:border-top="1.5pt solid #000000" fo:border-bottom="none"/>
      <style:text-properties style:font-name="Garamond" style:font-name-asian="Garamond1" style:font-name-complex="Garamond1"/>
    </style:style>
    <style:style style:name="P6" style:family="paragraph" style:parent-style-name="LO-normal">
      <style:paragraph-properties fo:text-align="center" style:justify-single-word="false" fo:padding="0in" fo:border-left="none" fo:border-right="none" fo:border-top="1.5pt solid #000000" fo:border-bottom="none"/>
    </style:style>
    <style:style style:name="P7" style:family="paragraph" style:parent-style-name="LO-normal">
      <style:paragraph-properties fo:margin-left="0in" fo:margin-right="0in" fo:text-indent="2.8752in" style:auto-text-indent="false" fo:padding="0in" fo:border-left="none" fo:border-right="none" fo:border-top="1.5pt solid #000000" fo:border-bottom="none"/>
    </style:style>
    <style:style style:name="P8" style:family="paragraph" style:parent-style-name="LO-normal" style:list-style-name="WWNum1">
      <style:paragraph-properties fo:margin-left="0.5in" fo:margin-right="0in" fo:text-indent="-0.25in" style:auto-text-indent="false"/>
    </style:style>
    <style:style style:name="P9" style:family="paragraph" style:parent-style-name="LO-normal" style:list-style-name="WWNum2">
      <style:paragraph-properties fo:margin-left="0.5in" fo:margin-right="0in" fo:text-indent="-0.25in" style:auto-text-indent="false"/>
    </style:style>
    <style:style style:name="P10" style:family="paragraph" style:parent-style-name="LO-normal" style:list-style-name="WWNum3">
      <style:paragraph-properties fo:margin-left="0.5in" fo:margin-right="0in" fo:text-indent="-0.25in" style:auto-text-indent="false"/>
    </style:style>
    <style:style style:name="P11" style:family="paragraph" style:parent-style-name="LO-normal" style:list-style-name="">
      <style:paragraph-properties fo:margin-left="0.75in" fo:margin-right="0in" fo:text-indent="0in" style:auto-text-indent="false"/>
      <style:text-properties style:font-name="Garamond" style:font-name-asian="Garamond1" style:font-name-complex="Garamond1"/>
    </style:style>
    <style:style style:name="P12" style:family="paragraph" style:parent-style-name="LO-normal">
      <style:paragraph-properties fo:margin-left="0.5in" fo:margin-right="0in" fo:text-indent="0in" style:auto-text-indent="false"/>
    </style:style>
    <style:style style:name="P13" style:family="paragraph" style:parent-style-name="LO-normal" style:master-page-name="Standard">
      <style:paragraph-properties fo:text-align="center" style:justify-single-word="false" style:page-number="1"/>
    </style:style>
    <style:style style:name="P14" style:family="paragraph" style:parent-style-name="LO-normal" style:list-style-name="">
      <style:paragraph-properties fo:margin-left="0in" fo:margin-right="0in" fo:text-indent="0in" style:auto-text-indent="false"/>
    </style:style>
    <style:style style:name="T1" style:family="text">
      <style:text-properties style:font-name="Garamond" fo:font-size="15pt" fo:font-weight="bold" style:font-name-asian="Garamond1" style:font-size-asian="15pt" style:font-weight-asian="bold" style:font-name-complex="Garamond1" style:font-size-complex="15pt"/>
    </style:style>
    <style:style style:name="T2" style:family="text">
      <style:text-properties style:font-name="Garamond" style:font-name-asian="Garamond1" style:font-name-complex="Garamond1"/>
    </style:style>
    <style:style style:name="T3" style:family="text">
      <style:text-properties style:font-name="Garamond" fo:font-size="12pt" style:text-underline-style="solid" style:text-underline-width="auto" style:text-underline-color="font-color" fo:font-weight="bold" style:font-name-asian="Garamond1" style:font-size-asian="12pt" style:font-weight-asian="bold" style:font-name-complex="Garamond1" style:font-size-complex="12pt"/>
    </style:style>
    <style:style style:name="T4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5" style:family="text">
      <style:text-properties style:font-name="Garamond" fo:font-size="12pt" fo:font-style="italic" style:font-name-asian="Garamond1" style:font-size-asian="12pt" style:font-style-asian="italic" style:font-name-complex="Garamond1" style:font-size-complex="12pt"/>
    </style:style>
    <style:style style:name="T6" style:family="text">
      <style:text-properties style:font-name="Garamond" fo:font-weight="bold" style:font-name-asian="Garamond1" style:font-weight-asian="bold" style:font-name-complex="Garamond1"/>
    </style:style>
    <style:style style:name="T7" style:family="text">
      <style:text-properties style:font-name="Garamond" fo:font-style="italic" style:font-name-asian="Garamond1" style:font-style-asian="italic" style:font-name-complex="Garamond1"/>
    </style:style>
    <style:style style:name="T8" style:family="text">
      <style:text-properties fo:color="#0000ff" loext:opacity="100%" style:font-name="Garamond" style:text-underline-style="solid" style:text-underline-width="auto" style:text-underline-color="font-color" style:font-name-asian="Garamond1" style:font-name-complex="Garamon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Zachary Durden</text:span></text:p>
      <text:p text:style-name="P2"><text:span text:style-name="T2">(205)427-4844<text:tab/><text:tab/><text:tab/><text:tab/><text:tab/> <text:s text:c="58"/></text:span><text:span text:style-name="T8">linkedin/ZDDurden <text:s/></text:span><text:a xlink:type="simple" xlink:href="mailto:zddurden@crimson.ua.edu" text:style-name="Default_20_Style" text:visited-style-name="Default_20_Style"><text:span text:style-name="T8">za</text:span></text:a><text:span text:style-name="T8">chddurden@gmail.com</text:span><text:span text:style-name="T2"> <text:tab/><text:tab/><text:tab/><text:tab/><text:tab/><text:tab/> <text:s text:c="21"/></text:span><text:a xlink:type="simple" xlink:href="https://github.com/ZDDurden" text:style-name="Default_20_Style" text:visited-style-name="Default_20_Style"><text:span text:style-name="T8">github/ZDDurden</text:span></text:a></text:p>
      <text:p text:style-name="P3"><text:span text:style-name="T2">.</text:span></text:p>
      <text:p text:style-name="P4"/>
      <text:p text:style-name="P6"><text:span text:style-name="T3">Skills</text:span></text:p>
      <text:p text:style-name="P3"><text:span text:style-name="T2">●<text:tab/>Software Troubleshooting<text:tab/><text:tab/> <text:tab/><text:tab/><text:tab/>● <text:s text:c="4"/>Ruby On Rails</text:span></text:p>
      <text:p text:style-name="P3"><text:span text:style-name="T2">●<text:tab/>Hardware Troubleshooting<text:tab/><text:tab/><text:tab/><text:tab/><text:tab/>● <text:s text:c="4"/>Golang</text:span></text:p>
      <text:p text:style-name="P3"><text:span text:style-name="T2">●<text:tab/>HTML<text:tab/><text:tab/><text:tab/><text:tab/><text:tab/><text:tab/><text:tab/><text:tab/>● <text:s text:c="4"/>JavaScript</text:span></text:p>
      <text:p text:style-name="P3"><text:span text:style-name="T2">●<text:tab/>Node.js/Express.js<text:tab/><text:tab/><text:tab/><text:tab/><text:tab/><text:tab/>● <text:s text:c="4"/>MySQL</text:span></text:p>
      <text:p text:style-name="P3"><text:span text:style-name="T2">●<text:tab/>APIs<text:tab/><text:tab/> <text:tab/><text:tab/><text:tab/><text:tab/><text:tab/><text:tab/>● <text:s text:c="4"/>React</text:span></text:p>
      <text:p text:style-name="P3"><text:span text:style-name="T2">●<text:tab/>Software Development<text:tab/><text:tab/><text:tab/><text:tab/><text:tab/><text:tab/>● <text:s text:c="4"/>PostgreSQL</text:span></text:p>
      <text:p text:style-name="P3"><text:span text:style-name="T2">●<text:tab/>Heroku<text:tab/><text:tab/><text:tab/><text:tab/><text:tab/><text:tab/><text:tab/><text:tab/>● <text:s text:c="4"/>CSS</text:span></text:p>
      <text:p text:style-name="P4"/>
      <text:p text:style-name="P6"><text:span text:style-name="T3">Education</text:span></text:p>
      <text:p text:style-name="P5"/>
      <text:p text:style-name="P3"><text:span text:style-name="T6">Innovate Birmingham</text:span><text:span text:style-name="T2"> - I Am Bham<text:tab/><text:tab/><text:tab/><text:tab/><text:tab/><text:tab/>Dec., 2019</text:span></text:p>
      <text:p text:style-name="P3"><text:span text:style-name="T7">Certification in Software Development</text:span></text:p>
      <text:p text:style-name="P4"/>
      <text:p text:style-name="P3"><text:span text:style-name="T6">The University of Alabama – </text:span><text:span text:style-name="T2">Tuscaloosa, AL<text:tab/><text:tab/><text:tab/><text:tab/> <text:s text:c="2"/><text:tab/>May, 2017</text:span></text:p>
      <text:p text:style-name="P3"><text:span text:style-name="T7">Bachelor of Arts, </text:span></text:p>
      <text:p text:style-name="P3"><text:span text:style-name="T7">International Studies and Russian</text:span></text:p>
      <text:p text:style-name="P3"><text:span text:style-name="T2"><text:tab/></text:span></text:p>
      <text:p text:style-name="P7"><text:span text:style-name="T3">Experience</text:span></text:p>
      <text:p text:style-name="P3"><text:span text:style-name="T6">Shipt </text:span><text:span text:style-name="T4">– </text:span><text:span text:style-name="T5">Apprentice Software Engineer</text:span><text:span text:style-name="T7"> – Birmingham</text:span><text:span text:style-name="T2">, AL<text:tab/><text:tab/> <text:s text:c="26"/>Jan. 2020 – Present</text:span></text:p>
      <text:list xml:id="list2160465844" text:style-name="WWNum1">
        <text:list-item>
          <text:p text:style-name="P8"><text:span text:style-name="T2">Maintained and created backend applications in Rails and Golang.</text:span></text:p>
        </text:list-item>
        <text:list-item>
          <text:p text:style-name="P8"><text:span text:style-name="T2">Primarily focused on member payments and fraud solution integration.</text:span></text:p>
        </text:list-item>
        <text:list-item>
          <text:p text:style-name="P8"><text:span text:style-name="T2">Assisted with the maintenance of service schema and databases.</text:span></text:p>
        </text:list-item>
        <text:list-item>
          <text:p text:style-name="P8"><text:span text:style-name="T2">Concentrated on improving unit test coverage across multiple services.</text:span></text:p>
        </text:list-item>
        <text:list-item>
          <text:p text:style-name="P8"><text:span text:style-name="T2">Saw to standards regarding observibility and metrics for multiple services.</text:span></text:p>
        </text:list-item>
      </text:list>
      <text:p text:style-name="P11"/>
      <text:p text:style-name="P14"><text:span text:style-name="T6">Charter Communications </text:span><text:span text:style-name="T4">– </text:span><text:span text:style-name="T7">Field Service Technician II – </text:span><text:span text:style-name="T2">Vestavia Hills, AL<text:tab/><text:tab/>Jan. 2018 – April 2019</text:span></text:p>
      <text:list xml:id="list1423964714" text:style-name="WWNum2">
        <text:list-item>
          <text:p text:style-name="P9"><text:span text:style-name="T2">Maintained presentability of the facility.</text:span></text:p>
        </text:list-item>
        <text:list-item>
          <text:p text:style-name="P9"><text:span text:style-name="T2">Worked as part of the overnight staff to ensure member satisfaction.</text:span></text:p>
        </text:list-item>
        <text:list-item>
          <text:p text:style-name="P9"><text:span text:style-name="T2">Actively addressed customer complaints.</text:span></text:p>
        </text:list-item>
        <text:list-item>
          <text:p text:style-name="P9"><text:span text:style-name="T2">Ensured safe and responsible working procedures.</text:span></text:p>
        </text:list-item>
      </text:list>
      <text:p text:style-name="P1"/>
      <text:p text:style-name="LO-normal"><text:span text:style-name="T6">Lifetime Fitness </text:span><text:span text:style-name="T2">– </text:span><text:span text:style-name="T7">Operations Team Member</text:span><text:span text:style-name="T2"> - Vestavia Hills, AL<text:tab/></text:span><text:span text:style-name="T7"><text:tab/><text:tab/></text:span><text:span text:style-name="T2">Sept. 2017 – Jan. 2018</text:span></text:p>
      <text:list xml:id="list2774601915" text:style-name="WWNum3">
        <text:list-item>
          <text:p text:style-name="P10"><text:span text:style-name="T2">Maintained presentability of the facility.</text:span></text:p>
        </text:list-item>
        <text:list-item>
          <text:p text:style-name="P10"><text:span text:style-name="T2">Worked as part of the overnight staff to ensure member satisfaction.</text:span></text:p>
        </text:list-item>
        <text:list-item>
          <text:p text:style-name="P10"><text:span text:style-name="T2">Actively addressed customer complaints.</text:span></text:p>
        </text:list-item>
        <text:list-item>
          <text:p text:style-name="P10"><text:span text:style-name="T2">Ensured safe and responsible working procedures.</text:span></text:p>
        </text:list-item>
      </text:list>
      <text:p text:style-name="P12"/>
      <text:p text:style-name="LO-normal"/>
      <text:p text:style-name="LO-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2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Garamond1" svg:font-family="Garamond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6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0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 2"/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22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25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03-03T15:31:19.306955381</dc:date>
    <meta:editing-cycles>3</meta:editing-cycles>
    <meta:editing-duration>PT8M4S</meta:editing-duration>
    <meta:generator>LibreOffice/7.1.0.3$Linux_X86_64 LibreOffice_project/10$Build-3</meta:generator>
    <meta:document-statistic meta:table-count="0" meta:image-count="0" meta:object-count="0" meta:page-count="2" meta:paragraph-count="35" meta:word-count="216" meta:character-count="1683" meta:non-whitespace-character-count="1299"/>
    <meta:user-defined meta:name="AppVersion">15.0000</meta:user-defined>
  </office:meta>
</office:document-meta>
</file>